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ecause We Learn" svg:font-family="'Because We Learn'" style:font-pitch="variable"/>
    <style:font-face style:name="Beteckna" svg:font-family="Beteckna" style:font-pitch="variable"/>
    <style:font-face style:name="Blankenburg_UNZ1A" svg:font-family="Blankenburg_UNZ1A" style:font-pitch="variable"/>
    <style:font-face style:name="Courier Prime" svg:font-family="'Courier Prime'" style:font-pitch="variable"/>
    <style:font-face style:name="Cousine" svg:font-family="Cousine" style:font-family-generic="modern" style:font-pitch="fixed"/>
    <style:font-face style:name="DejaVu Sans" svg:font-family="'DejaVu Sans'" style:font-family-generic="swiss" style:font-pitch="variable"/>
    <style:font-face style:name="DejaVu Sans Mono" svg:font-family="'DejaVu Sans Mono'" style:font-family-generic="modern" style:font-pitch="fixed"/>
    <style:font-face style:name="FontAwesome" svg:font-family="FontAwesome" style:font-pitch="variable"/>
    <style:font-face style:name="FreeSans" svg:font-family="FreeSans" style:font-family-generic="swiss"/>
    <style:font-face style:name="FreeSans1" svg:font-family="FreeSans" style:font-family-generic="system" style:font-pitch="variable"/>
    <style:font-face style:name="FreeSerif" svg:font-family="Free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anumSquare" svg:font-family="NanumSquare"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uted Gothic Narrow" svg:font-family="'Routed Gothic Narrow'" style:font-family-generic="swiss" style:font-pitch="variable"/>
    <style:font-face style:name="Time Roman" svg:font-family="'Time Roman'" style:font-pitch="variable"/>
    <style:font-face style:name="Tinos" svg:font-family="Tinos" style:font-pitch="variable"/>
    <style:font-face style:name="URW Bookman" svg:font-family="'URW Bookman'" style:font-pitch="variable"/>
    <style:font-face style:name="okolaks" svg:font-family="okolaks" style:font-pitch="variable"/>
  </office:font-face-decls>
  <office:automatic-styles>
    <style:style style:name="P1" style:family="paragraph" style:parent-style-name="Standard">
      <style:paragraph-properties fo:text-align="center" style:justify-single-word="false"/>
      <style:text-properties style:font-name="FreeSerif" fo:font-size="40pt" officeooo:rsid="0016a3a0" officeooo:paragraph-rsid="0016a3a0"/>
    </style:style>
    <style:style style:name="P2" style:family="paragraph" style:parent-style-name="Standard">
      <style:paragraph-properties fo:text-align="center" style:justify-single-word="false" fo:break-before="page"/>
      <style:text-properties style:font-name="FreeSerif" fo:font-size="40pt" officeooo:rsid="0016a3a0" officeooo:paragraph-rsid="0016a3a0"/>
    </style:style>
    <style:style style:name="P3" style:family="paragraph" style:parent-style-name="Standard">
      <style:paragraph-properties fo:text-align="center" style:justify-single-word="false" fo:break-before="page"/>
      <style:text-properties style:font-name="FreeSerif" fo:font-size="40pt" officeooo:rsid="001e56db" officeooo:paragraph-rsid="001e56db"/>
    </style:style>
    <style:style style:name="P4" style:family="paragraph" style:parent-style-name="Standard">
      <style:paragraph-properties fo:text-align="center" style:justify-single-word="false" fo:break-before="page"/>
      <style:text-properties style:font-name="FreeSerif" fo:font-size="40pt" officeooo:rsid="001e56db" officeooo:paragraph-rsid="001e56db" style:font-size-asian="40pt" style:font-size-complex="40pt"/>
    </style:style>
    <style:style style:name="P5" style:family="paragraph" style:parent-style-name="Standard">
      <style:paragraph-properties fo:text-align="center" style:justify-single-word="false"/>
      <style:text-properties style:font-name="FreeSerif" fo:font-size="28pt" officeooo:rsid="0016a3a0" officeooo:paragraph-rsid="0016a3a0"/>
    </style:style>
    <style:style style:name="P6" style:family="paragraph" style:parent-style-name="Standard">
      <style:paragraph-properties fo:text-align="start" style:justify-single-word="false"/>
      <style:text-properties style:font-name="FreeSerif" fo:font-size="20pt" fo:font-weight="bold" officeooo:rsid="001fc5a3" officeooo:paragraph-rsid="001fc5a3" style:font-size-asian="12.25pt" style:font-weight-asian="bold" style:font-size-complex="14pt" style:font-weight-complex="bold"/>
    </style:style>
    <style:style style:name="P7" style:family="paragraph" style:parent-style-name="Standard">
      <style:paragraph-properties fo:text-align="center" style:justify-single-word="false"/>
      <style:text-properties style:font-name="FreeSerif" fo:font-size="18pt" fo:font-style="italic" officeooo:rsid="0016a3a0" officeooo:paragraph-rsid="0016a3a0" style:font-size-asian="18pt" style:font-style-asian="italic" style:font-size-complex="18pt" style:font-style-complex="italic"/>
    </style:style>
    <style:style style:name="P8" style:family="paragraph" style:parent-style-name="Standard">
      <style:paragraph-properties fo:text-align="center" style:justify-single-word="false"/>
      <style:text-properties style:font-name="FreeSerif" fo:font-size="18pt" fo:font-style="normal" officeooo:rsid="0016a3a0" officeooo:paragraph-rsid="0016a3a0" style:font-size-asian="18pt" style:font-style-asian="normal" style:font-size-complex="18pt" style:font-style-complex="normal"/>
    </style:style>
    <style:style style:name="P9" style:family="paragraph" style:parent-style-name="Standard">
      <style:paragraph-properties fo:text-align="start" style:justify-single-word="false"/>
      <style:text-properties style:font-name="FreeSerif" fo:font-size="14pt" officeooo:rsid="0016a3a0" officeooo:paragraph-rsid="0016a3a0"/>
    </style:style>
    <style:style style:name="P10" style:family="paragraph" style:parent-style-name="Standard">
      <style:paragraph-properties fo:text-align="start" style:justify-single-word="false"/>
      <style:text-properties style:font-name="FreeSerif" fo:font-size="14pt" officeooo:rsid="001927a5" officeooo:paragraph-rsid="001927a5"/>
    </style:style>
    <style:style style:name="P11" style:family="paragraph" style:parent-style-name="Standard">
      <style:paragraph-properties fo:text-align="start" style:justify-single-word="false"/>
      <style:text-properties style:font-name="FreeSerif" fo:font-size="14pt" officeooo:rsid="001aac24" officeooo:paragraph-rsid="001aac24"/>
    </style:style>
    <style:style style:name="P12" style:family="paragraph" style:parent-style-name="Standard">
      <style:paragraph-properties fo:text-align="start" style:justify-single-word="false"/>
      <style:text-properties style:font-name="FreeSerif" fo:font-size="14pt" fo:font-style="italic" officeooo:rsid="001aac24" officeooo:paragraph-rsid="001aac24" style:font-style-asian="italic" style:font-style-complex="italic"/>
    </style:style>
    <style:style style:name="P13" style:family="paragraph" style:parent-style-name="Standard">
      <style:paragraph-properties fo:text-align="start" style:justify-single-word="false"/>
      <style:text-properties style:font-name="FreeSerif" fo:font-size="14pt" fo:font-style="italic" officeooo:rsid="001b2783" officeooo:paragraph-rsid="001b2783" style:font-style-asian="italic" style:font-style-complex="italic"/>
    </style:style>
    <style:style style:name="P14" style:family="paragraph" style:parent-style-name="Standard">
      <style:paragraph-properties fo:text-align="start" style:justify-single-word="false" fo:break-before="page"/>
      <style:text-properties style:font-name="FreeSerif" fo:font-size="14pt" fo:font-style="italic" officeooo:rsid="001b2783" officeooo:paragraph-rsid="001b2783" style:font-style-asian="italic" style:font-style-complex="italic"/>
    </style:style>
    <style:style style:name="P15" style:family="paragraph" style:parent-style-name="Standard">
      <style:paragraph-properties fo:text-align="start" style:justify-single-word="false"/>
      <style:text-properties style:font-name="FreeSerif" fo:font-size="14pt" officeooo:rsid="001e56db" officeooo:paragraph-rsid="001e56db" style:font-size-asian="14pt" style:font-size-complex="14pt"/>
    </style:style>
    <style:style style:name="P16" style:family="paragraph" style:parent-style-name="Standard">
      <style:paragraph-properties fo:text-align="start" style:justify-single-word="false"/>
      <style:text-properties style:font-name="FreeSerif" fo:font-size="14pt" officeooo:rsid="001e56db" officeooo:paragraph-rsid="001e56db" style:font-size-asian="12.25pt" style:font-size-complex="14pt"/>
    </style:style>
    <style:style style:name="P17" style:family="paragraph" style:parent-style-name="Standard">
      <style:paragraph-properties fo:text-align="start" style:justify-single-word="false"/>
      <style:text-properties style:font-name="FreeSerif" fo:font-size="14pt" officeooo:rsid="001fc5a3" officeooo:paragraph-rsid="001fc5a3" style:font-size-asian="12.25pt" style:font-size-complex="14pt"/>
    </style:style>
    <style:style style:name="P18" style:family="paragraph" style:parent-style-name="Standard">
      <style:paragraph-properties fo:text-align="start" style:justify-single-word="false"/>
      <style:text-properties style:font-name="FreeSerif" fo:font-size="14pt" officeooo:rsid="0020d8be" officeooo:paragraph-rsid="0020d8be" style:font-size-asian="12.25pt" style:font-size-complex="14pt"/>
    </style:style>
    <style:style style:name="P19" style:family="paragraph" style:parent-style-name="Standard">
      <style:paragraph-properties fo:text-align="start" style:justify-single-word="false"/>
      <style:text-properties style:font-name="FreeSerif" fo:font-size="14pt" officeooo:rsid="0020d8be" officeooo:paragraph-rsid="0021edbb" style:font-size-asian="12.25pt" style:font-size-complex="14pt"/>
    </style:style>
    <style:style style:name="P20" style:family="paragraph" style:parent-style-name="Standard">
      <style:paragraph-properties fo:text-align="start" style:justify-single-word="false"/>
      <style:text-properties style:font-name="FreeSerif" fo:font-size="14pt" officeooo:rsid="0020d8be" officeooo:paragraph-rsid="0026a43b" style:font-size-asian="12.25pt" style:font-size-complex="14pt"/>
    </style:style>
    <style:style style:name="P21" style:family="paragraph" style:parent-style-name="Standard">
      <style:paragraph-properties fo:text-align="start" style:justify-single-word="false" fo:break-before="page"/>
      <style:text-properties style:font-name="FreeSerif" fo:font-size="14pt" officeooo:rsid="0020d8be" officeooo:paragraph-rsid="0026a43b" style:font-size-asian="12.25pt" style:font-size-complex="14pt"/>
    </style:style>
    <style:style style:name="P22" style:family="paragraph" style:parent-style-name="Standard">
      <style:paragraph-properties fo:text-align="start" style:justify-single-word="false"/>
      <style:text-properties style:font-name="FreeSerif" fo:font-size="14pt" officeooo:rsid="0020d8be" officeooo:paragraph-rsid="00271138" style:font-size-asian="12.25pt" style:font-size-complex="14pt"/>
    </style:style>
    <style:style style:name="P23" style:family="paragraph" style:parent-style-name="Standard">
      <style:paragraph-properties fo:text-align="start" style:justify-single-word="false"/>
      <style:text-properties style:font-name="FreeSerif" fo:font-size="14pt" officeooo:rsid="0021edbb" officeooo:paragraph-rsid="0021edbb" style:font-size-asian="12.25pt" style:font-size-complex="14pt"/>
    </style:style>
    <style:style style:name="P24" style:family="paragraph" style:parent-style-name="Standard">
      <style:paragraph-properties fo:text-align="start" style:justify-single-word="false"/>
      <style:text-properties style:font-name="FreeSerif" fo:font-size="14pt" officeooo:rsid="00237bcc" officeooo:paragraph-rsid="00250c35" style:font-size-asian="12.25pt" style:font-size-complex="14pt"/>
    </style:style>
    <style:style style:name="P25" style:family="paragraph" style:parent-style-name="Standard">
      <style:paragraph-properties fo:text-align="start" style:justify-single-word="false"/>
      <style:text-properties style:font-name="FreeSerif" fo:font-size="14pt" officeooo:rsid="00250c35" officeooo:paragraph-rsid="00250c35" style:font-size-asian="12.25pt" style:font-size-complex="14pt"/>
    </style:style>
    <style:style style:name="P26" style:family="paragraph" style:parent-style-name="Standard">
      <style:paragraph-properties fo:text-align="start" style:justify-single-word="false"/>
      <style:text-properties style:font-name="FreeSerif" fo:font-size="14pt" officeooo:rsid="0026a43b" officeooo:paragraph-rsid="0026a43b" style:font-size-asian="12.25pt" style:font-size-complex="14pt"/>
    </style:style>
    <style:style style:name="P27" style:family="paragraph" style:parent-style-name="Standard">
      <style:paragraph-properties fo:text-align="start" style:justify-single-word="false"/>
      <style:text-properties style:font-name="FreeSerif" fo:font-size="14pt" officeooo:rsid="0026b9da" officeooo:paragraph-rsid="0026b9da" style:font-size-asian="12.25pt" style:font-size-complex="14pt"/>
    </style:style>
    <style:style style:name="P28" style:family="paragraph" style:parent-style-name="Standard">
      <style:paragraph-properties fo:text-align="start" style:justify-single-word="false"/>
      <style:text-properties style:font-name="FreeSerif" fo:font-size="14pt" officeooo:rsid="00271138" officeooo:paragraph-rsid="00271138" style:font-size-asian="12.25pt" style:font-size-complex="14pt"/>
    </style:style>
    <style:style style:name="P29" style:family="paragraph" style:parent-style-name="Standard">
      <style:paragraph-properties fo:text-align="start" style:justify-single-word="false"/>
      <style:text-properties style:font-name="FreeSerif" fo:font-size="14pt" fo:font-style="normal" fo:font-weight="bold" officeooo:rsid="001e56db" officeooo:paragraph-rsid="001e56db" style:font-size-asian="14pt" style:font-style-asian="normal" style:font-weight-asian="bold" style:font-size-complex="14pt" style:font-style-complex="normal" style:font-weight-complex="bold"/>
    </style:style>
    <style:style style:name="P30" style:family="paragraph" style:parent-style-name="Standard">
      <style:paragraph-properties fo:text-align="start" style:justify-single-word="false"/>
      <style:text-properties style:font-name="FreeSerif" fo:font-size="14pt" fo:font-style="normal" fo:font-weight="normal" officeooo:rsid="0020d8be" officeooo:paragraph-rsid="0020d8be" style:font-size-asian="12.25pt" style:font-style-asian="normal" style:font-weight-asian="normal" style:font-size-complex="14pt" style:font-style-complex="normal" style:font-weight-complex="normal"/>
    </style:style>
    <style:style style:name="P31" style:family="paragraph" style:parent-style-name="Standard">
      <style:paragraph-properties fo:text-align="start" style:justify-single-word="false"/>
      <style:text-properties style:font-name="FreeSerif" fo:font-size="14pt" fo:font-weight="bold" officeooo:rsid="001fc5a3" officeooo:paragraph-rsid="001fc5a3" style:font-size-asian="12.25pt" style:font-weight-asian="bold" style:font-size-complex="14pt" style:font-weight-complex="bold"/>
    </style:style>
    <style:style style:name="P32" style:family="paragraph" style:parent-style-name="Standard">
      <style:paragraph-properties fo:text-align="start" style:justify-single-word="false"/>
      <style:text-properties style:font-name="FreeSerif" fo:font-size="14pt" fo:font-weight="bold" officeooo:rsid="0026b9da" officeooo:paragraph-rsid="0026b9da" style:font-size-asian="12.25pt" style:font-weight-asian="bold" style:font-size-complex="14pt" style:font-weight-complex="bold"/>
    </style:style>
    <style:style style:name="P33" style:family="paragraph" style:parent-style-name="Standard">
      <style:paragraph-properties fo:text-align="start" style:justify-single-word="false"/>
      <style:text-properties style:font-name="FreeSerif" fo:font-size="8pt" fo:font-style="italic" officeooo:rsid="001aac24" officeooo:paragraph-rsid="001b2783" style:font-style-asian="italic" style:font-style-complex="italic"/>
    </style:style>
    <style:style style:name="P34" style:family="paragraph" style:parent-style-name="Standard">
      <style:paragraph-properties fo:text-align="center" style:justify-single-word="false"/>
      <style:text-properties style:font-name="okolaks" fo:font-size="54pt" officeooo:rsid="0016a3a0" officeooo:paragraph-rsid="0016a3a0"/>
    </style:style>
    <style:style style:name="P35" style:family="paragraph" style:parent-style-name="Standard">
      <style:paragraph-properties fo:text-align="start" style:justify-single-word="false"/>
      <style:text-properties style:font-name="DejaVu Sans Mono" fo:font-size="14pt" fo:font-style="italic" officeooo:rsid="001aac24" officeooo:paragraph-rsid="001aac24" style:font-style-asian="italic" style:font-style-complex="italic"/>
    </style:style>
    <style:style style:name="T1" style:family="text">
      <style:text-properties fo:font-style="normal" style:font-style-asian="normal" style:font-style-complex="normal"/>
    </style:style>
    <style:style style:name="T2" style:family="text">
      <style:text-properties fo:font-style="normal" officeooo:rsid="001927a5" style:font-style-asian="normal" style:font-style-complex="normal"/>
    </style:style>
    <style:style style:name="T3" style:family="text">
      <style:text-properties fo:font-style="normal" officeooo:rsid="001fc5a3" style:font-style-asian="normal" style:font-style-complex="normal"/>
    </style:style>
    <style:style style:name="T4" style:family="text">
      <style:text-properties fo:font-style="normal" officeooo:rsid="0020d8be" style:font-style-asian="normal" style:font-style-complex="normal"/>
    </style:style>
    <style:style style:name="T5" style:family="text">
      <style:text-properties fo:font-style="normal" officeooo:rsid="0021edbb" style:font-style-asian="normal" style:font-style-complex="normal"/>
    </style:style>
    <style:style style:name="T6" style:family="text">
      <style:text-properties fo:font-style="normal" officeooo:rsid="00237bcc" style:font-style-asian="normal" style:font-style-complex="normal"/>
    </style:style>
    <style:style style:name="T7" style:family="text">
      <style:text-properties fo:font-style="normal" officeooo:rsid="00250c35" style:font-style-asian="normal" style:font-style-complex="normal"/>
    </style:style>
    <style:style style:name="T8" style:family="text">
      <style:text-properties fo:font-style="normal" officeooo:rsid="0026a43b" style:font-style-asian="normal" style:font-style-complex="normal"/>
    </style:style>
    <style:style style:name="T9" style:family="text">
      <style:text-properties fo:font-style="normal" officeooo:rsid="0026b9da" style:font-style-asian="normal" style:font-style-complex="normal"/>
    </style:style>
    <style:style style:name="T10" style:family="text">
      <style:text-properties fo:font-style="normal" officeooo:rsid="00271138" style:font-style-asian="normal" style:font-style-complex="normal"/>
    </style:style>
    <style:style style:name="T11" style:family="text">
      <style:text-properties fo:font-style="normal" officeooo:rsid="002748ce" style:font-style-asian="normal" style:font-style-complex="normal"/>
    </style:style>
    <style:style style:name="T12" style:family="text">
      <style:text-properties fo:font-style="normal" officeooo:rsid="00281db3" style:font-style-asian="normal" style:font-style-complex="normal"/>
    </style:style>
    <style:style style:name="T13" style:family="text">
      <style:text-properties fo:font-style="normal" officeooo:rsid="002cac4f" style:font-style-asian="normal" style:font-style-complex="normal"/>
    </style:style>
    <style:style style:name="T14" style:family="text">
      <style:text-properties fo:font-style="normal" officeooo:rsid="002dc07c" style:font-style-asian="normal" style:font-style-complex="normal"/>
    </style:style>
    <style:style style:name="T15" style:family="text">
      <style:text-properties fo:font-style="normal" officeooo:rsid="002de09e" style:font-style-asian="normal" style:font-style-complex="normal"/>
    </style:style>
    <style:style style:name="T16" style:family="text">
      <style:text-properties fo:font-style="normal" officeooo:rsid="002e5b46" style:font-style-asian="normal" style:font-style-complex="normal"/>
    </style:style>
    <style:style style:name="T17" style:family="text">
      <style:text-properties fo:font-style="normal" officeooo:rsid="002ee406" style:font-style-asian="normal" style:font-style-complex="normal"/>
    </style:style>
    <style:style style:name="T18" style:family="text">
      <style:text-properties fo:font-style="normal" officeooo:rsid="00300168" style:font-style-asian="normal" style:font-style-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style="normal" fo:font-weight="bold" officeooo:rsid="0021edbb" style:font-style-asian="normal" style:font-weight-asian="bold" style:font-style-complex="normal" style:font-weight-complex="bold"/>
    </style:style>
    <style:style style:name="T2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020d8be" style:font-style-asian="normal" style:font-weight-asian="normal" style:font-style-complex="normal" style:font-weight-complex="normal"/>
    </style:style>
    <style:style style:name="T25" style:family="text">
      <style:text-properties fo:font-style="normal" fo:font-weight="normal" officeooo:rsid="0021edbb" style:font-style-asian="normal" style:font-weight-asian="normal" style:font-style-complex="normal" style:font-weight-complex="normal"/>
    </style:style>
    <style:style style:name="T26" style:family="text">
      <style:text-properties fo:font-style="normal" fo:font-weight="normal" officeooo:rsid="0026a43b" style:font-style-asian="normal" style:font-weight-asian="normal" style:font-style-complex="normal" style:font-weight-complex="normal"/>
    </style:style>
    <style:style style:name="T27" style:family="text">
      <style:text-properties fo:font-style="normal" fo:font-weight="normal" officeooo:rsid="00271138" style:font-style-asian="normal" style:font-weight-asian="normal" style:font-style-complex="normal" style:font-weight-complex="normal"/>
    </style:style>
    <style:style style:name="T28" style:family="text">
      <style:text-properties fo:font-style="normal" style:text-underline-style="none" fo:font-weight="normal" style:font-style-asian="normal" style:font-weight-asian="normal" style:font-style-complex="normal" style:font-weight-complex="normal"/>
    </style:style>
    <style:style style:name="T29" style:family="text">
      <style:text-properties fo:font-style="normal" style:text-underline-style="none" fo:font-weight="normal" officeooo:rsid="001b2783" style:font-style-asian="normal" style:font-weight-asian="normal" style:font-style-complex="normal" style:font-weight-complex="normal"/>
    </style:style>
    <style:style style:name="T30" style:family="text">
      <style:text-properties fo:font-style="normal" style:text-underline-style="none" fo:font-weight="normal" officeooo:rsid="001c7b78" style:font-style-asian="normal" style:font-weight-asian="normal" style:font-style-complex="normal" style:font-weight-complex="normal"/>
    </style:style>
    <style:style style:name="T31" style:family="text">
      <style:text-properties fo:font-style="normal" style:text-underline-style="none" fo:font-weight="normal" officeooo:rsid="001e56db" style:font-style-asian="normal" style:font-weight-asian="normal" style:font-style-complex="normal" style:font-weight-complex="normal"/>
    </style:style>
    <style:style style:name="T32" style:family="text">
      <style:text-properties fo:font-style="normal" style:text-underline-style="none" fo:font-weight="normal" officeooo:rsid="0021edbb" style:font-style-asian="normal" style:font-weight-asian="normal" style:font-style-complex="normal" style:font-weight-complex="normal"/>
    </style:style>
    <style:style style:name="T33" style:family="text">
      <style:text-properties fo:font-style="normal" style:text-underline-style="none" fo:font-weight="normal" officeooo:rsid="00237bcc" style:font-style-asian="normal" style:font-weight-asian="normal" style:font-style-complex="normal" style:font-weight-complex="normal"/>
    </style:style>
    <style:style style:name="T34" style:family="text">
      <style:text-properties fo:font-style="normal" style:text-underline-style="none" fo:font-weight="normal" officeooo:rsid="00281db3" style:font-style-asian="normal" style:font-weight-asian="normal" style:font-style-complex="normal" style:font-weight-complex="normal"/>
    </style:style>
    <style:style style:name="T35" style:family="text">
      <style:text-properties fo:font-style="normal" style:text-underline-style="none" fo:font-weight="bold" style:font-style-asian="normal" style:font-weight-asian="bold" style:font-style-complex="normal" style:font-weight-complex="bold"/>
    </style:style>
    <style:style style:name="T36" style:family="text">
      <style:text-properties fo:font-style="normal" officeooo:rsid="001fc5a3" style:font-size-asian="40pt" style:font-style-asian="normal" style:font-size-complex="40pt" style:font-style-complex="normal"/>
    </style:style>
    <style:style style:name="T37" style:family="text">
      <style:text-properties fo:font-style="italic" style:font-style-asian="italic" style:font-style-complex="italic"/>
    </style:style>
    <style:style style:name="T38" style:family="text">
      <style:text-properties fo:font-style="italic" officeooo:rsid="0021edbb" style:font-style-asian="italic" style:font-style-complex="italic"/>
    </style:style>
    <style:style style:name="T39" style:family="text">
      <style:text-properties fo:font-style="italic" officeooo:rsid="00250c35" style:font-style-asian="italic" style:font-style-complex="italic"/>
    </style:style>
    <style:style style:name="T40" style:family="text">
      <style:text-properties fo:font-style="italic" officeooo:rsid="0026a43b" style:font-style-asian="italic" style:font-style-complex="italic"/>
    </style:style>
    <style:style style:name="T41" style:family="text">
      <style:text-properties fo:font-style="italic" officeooo:rsid="00271138" style:font-style-asian="italic" style:font-style-complex="italic"/>
    </style:style>
    <style:style style:name="T42" style:family="text">
      <style:text-properties fo:font-style="italic" officeooo:rsid="002dc07c" style:font-style-asian="italic" style:font-style-complex="italic"/>
    </style:style>
    <style:style style:name="T43" style:family="text">
      <style:text-properties fo:font-style="italic" officeooo:rsid="002de09e" style:font-style-asian="italic" style:font-style-complex="italic"/>
    </style:style>
    <style:style style:name="T44" style:family="text">
      <style:text-properties fo:font-style="italic" officeooo:rsid="002e5b46" style:font-style-asian="italic" style:font-style-complex="italic"/>
    </style:style>
    <style:style style:name="T45" style:family="text">
      <style:text-properties fo:font-style="italic" officeooo:rsid="002ee406" style:font-style-asian="italic" style:font-style-complex="italic"/>
    </style:style>
    <style:style style:name="T46" style:family="text">
      <style:text-properties fo:font-style="italic" officeooo:rsid="00300168" style:font-style-asian="italic" style:font-style-complex="italic"/>
    </style:style>
    <style:style style:name="T4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8" style:family="text">
      <style:text-properties fo:font-style="italic" style:text-underline-style="none" fo:font-weight="bold" style:font-style-asian="italic" style:font-weight-asian="bold" style:font-style-complex="italic" style:font-weight-complex="bold"/>
    </style:style>
    <style:style style:name="T49" style:family="text">
      <style:text-properties fo:font-style="italic" style:text-underline-style="none" fo:font-weight="bold" officeooo:rsid="0021edbb" style:font-style-asian="italic" style:font-weight-asian="bold" style:font-style-complex="italic" style:font-weight-complex="bold"/>
    </style:style>
    <style:style style:name="T50" style:family="text">
      <style:text-properties fo:font-style="italic" style:text-underline-style="none" fo:font-weight="bold" officeooo:rsid="00237bcc" style:font-style-asian="italic" style:font-weight-asian="bold" style:font-style-complex="italic" style:font-weight-complex="bold"/>
    </style:style>
    <style:style style:name="T51" style:family="text">
      <style:text-properties fo:font-style="italic" style:text-underline-style="none" fo:font-weight="bold" officeooo:rsid="002ee406" style:font-style-asian="italic" style:font-weight-asian="bold" style:font-style-complex="italic" style:font-weight-complex="bold"/>
    </style:style>
    <style:style style:name="T52" style:family="text">
      <style:text-properties fo:font-style="italic" style:text-underline-style="none" fo:font-weight="normal" officeooo:rsid="00237bcc" style:font-style-asian="italic" style:font-weight-asian="normal" style:font-style-complex="italic" style:font-weight-complex="normal"/>
    </style:style>
    <style:style style:name="T53" style:family="text">
      <style:text-properties fo:font-style="italic" fo:font-weight="bold" style:font-style-asian="italic" style:font-weight-asian="bold" style:font-style-complex="italic" style:font-weight-complex="bold"/>
    </style:style>
    <style:style style:name="T54" style:family="text">
      <style:text-properties fo:font-style="italic" fo:font-weight="bold" officeooo:rsid="0021edbb" style:font-style-asian="italic" style:font-weight-asian="bold" style:font-style-complex="italic" style:font-weight-complex="bold"/>
    </style:style>
    <style:style style:name="T55" style:family="text">
      <style:text-properties fo:font-style="italic" fo:font-weight="bold" officeooo:rsid="0026a43b" style:font-style-asian="italic" style:font-weight-asian="bold" style:font-style-complex="italic" style:font-weight-complex="bold"/>
    </style:style>
    <style:style style:name="T56" style:family="text">
      <style:text-properties fo:font-weight="normal" style:font-weight-asian="normal" style:font-weight-complex="normal"/>
    </style:style>
    <style:style style:name="T57" style:family="text">
      <style:text-properties style:text-underline-style="none" fo:font-weight="normal" style:font-weight-asian="normal" style:font-weight-complex="normal"/>
    </style:style>
    <style:style style:name="T58" style:family="text">
      <style:text-properties style:text-underline-style="none" fo:font-weight="normal" officeooo:rsid="001c7b78" style:font-weight-asian="normal" style:font-weight-complex="normal"/>
    </style:style>
    <style:style style:name="T59" style:family="text">
      <style:text-properties style:text-underline-style="none" fo:font-weight="normal" officeooo:rsid="001e56db" style:font-weight-asian="normal" style:font-weight-complex="normal"/>
    </style:style>
    <style:style style:name="T60" style:family="text">
      <style:text-properties style:text-underline-style="none" officeooo:rsid="0021edbb"/>
    </style:style>
    <style:style style:name="T61" style:family="text">
      <style:text-properties fo:font-size="14pt" fo:font-style="normal" style:text-underline-style="none" fo:font-weight="normal" style:font-style-asian="normal" style:font-weight-asian="normal" style:font-style-complex="normal" style:font-weight-complex="normal"/>
    </style:style>
    <style:style style:name="T62" style:family="text">
      <style:text-properties fo:font-size="14pt" style:text-underline-style="none" fo:font-weight="normal" style:font-weight-asian="normal" style:font-weight-complex="normal"/>
    </style:style>
    <style:style style:name="T63" style:family="text">
      <style:text-properties style:font-name="DejaVu Sans Mono" fo:font-style="normal" style:text-underline-style="none" fo:font-weight="normal" style:font-style-asian="normal" style:font-weight-asian="normal" style:font-style-complex="normal" style:font-weight-complex="normal"/>
    </style:style>
    <style:style style:name="T64" style:family="text">
      <style:text-properties style:font-name="DejaVu Sans Mono" fo:font-style="normal" style:text-underline-style="none" fo:font-weight="normal" officeooo:rsid="001b2783" style:font-style-asian="normal" style:font-weight-asian="normal" style:font-style-complex="normal" style:font-weight-complex="normal"/>
    </style:style>
    <style:style style:name="T65" style:family="text">
      <style:text-properties style:font-name="DejaVu Sans Mono" fo:font-style="normal" fo:font-weight="bold" style:font-style-asian="normal" style:font-weight-asian="bold" style:font-style-complex="normal" style:font-weight-complex="bold"/>
    </style:style>
    <style:style style:name="T66" style:family="text">
      <style:text-properties fo:font-size="24pt" fo:font-style="normal" fo:font-weight="bold" style:font-style-asian="normal" style:font-weight-asian="bold" style:font-style-complex="normal" style:font-weight-complex="bold"/>
    </style:style>
    <style:style style:name="T67" style:family="text">
      <style:text-properties fo:font-size="20pt" fo:font-style="italic" style:text-underline-style="none" fo:font-weight="bold" officeooo:rsid="00237bcc" style:font-style-asian="italic" style:font-weight-asian="bold" style:font-style-complex="italic" style:font-weight-complex="bold"/>
    </style:style>
    <style:style style:name="T68" style:family="text">
      <style:text-properties fo:font-size="20pt" fo:font-style="italic" style:text-underline-style="solid" style:text-underline-width="auto" style:text-underline-color="font-color" fo:font-weight="bold" officeooo:rsid="00237bcc" style:font-style-asian="italic" style:font-weight-asian="bold" style:font-style-complex="italic" style:font-weight-complex="bold"/>
    </style:style>
    <style:style style:name="T69" style:family="text">
      <style:text-properties officeooo:rsid="0021edbb"/>
    </style:style>
    <style:style style:name="T70" style:family="text">
      <style:text-properties style:text-position="super 58%" officeooo:rsid="0021edbb"/>
    </style:style>
    <style:style style:name="T71" style:family="text">
      <style:text-properties officeooo:rsid="0026a43b"/>
    </style:style>
    <style:style style:name="T72" style:family="text">
      <style:text-properties officeooo:rsid="0026b9da"/>
    </style:style>
    <style:style style:name="T73" style:family="text">
      <style:text-properties officeooo:rsid="002e5b46"/>
    </style:style>
    <style:style style:name="T74" style:family="text">
      <style:text-properties officeooo:rsid="002e5f0c"/>
    </style:style>
    <style:style style:name="T75" style:family="text">
      <style:text-properties officeooo:rsid="002ee40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Programmer’s Guide to</text:p>
      <text:p text:style-name="P34">CODER’S BASILISK</text:p>
      <text:p text:style-name="P7">The First of the Last Programming Languages</text:p>
      <text:p text:style-name="P8">The Ultimate Programming Tool</text:p>
      <text:p text:style-name="P1"/>
      <text:p text:style-name="P3">Intended Audience</text:p>
      <text:p text:style-name="P15"><text:span text:style-name="T1">If you are not intimately familiar with C or C++, you are will almost certainly get lost very quickly. I hate to say it, but you pretty much need to be an expert in C </text:span><text:span text:style-name="T37">and you need to know something about how a C compiler is implemented</text:span><text:span text:style-name="T1"> to grasp what is written here.</text:span></text:p>
      <text:p text:style-name="P15"><text:span text:style-name="T1"/></text:p>
      <text:p text:style-name="P15"><text:span text:style-name="T1">I do not say this out of pride, but rather shame. I do not believe I can teach CBAS to someone who isn’t already a well-versed low level systems programmer. This document represents my best effort to do so.</text:span></text:p>
      <text:p text:style-name="P15"><text:span text:style-name="T1"/></text:p>
      <text:p text:style-name="P29">If it’s so complicated, how could it ever be useful to anyone?</text:p>
      <text:p text:style-name="P29"><text:span text:style-name="T56"><text:line-break/>At the very bottom of everything, it isn’t. In a better world, I could boil it all down to “You teach the computer how to write the program you’re making”.</text:span></text:p>
      <text:p text:style-name="P15"><text:span text:style-name="T1"/></text:p>
      <text:p text:style-name="P15"><text:span text:style-name="T1">To my knowledge, there is nothing in the world quite like CBAS. Rust and LLVM have bits and pieces of what CBAS has, but no whole cigar. </text:span><text:span text:style-name="T36">CBAS is new technology on the frontier of an industry which doesn’t even exist yet.</text:span></text:p>
      <text:p text:style-name="P4"><text:span text:style-name="T1">The Author’s Plea </text:span><text:span text:style-name="T5">to the Intelligentsia</text:span></text:p>
      <text:p text:style-name="P16"><text:span text:style-name="T1">The CBAS project encompasses years of careful, thoughtful work on my part to determine the future of computer programming. </text:span><text:span text:style-name="T21">The ultimate goal is to maximize the creative potential of individual people.</text:span><text:span text:style-name="T28"> </text:span><text:span text:style-name="T32">T</text:span><text:span text:style-name="T33">his represents my best attempt at making the world a better place. Everything I made here is public domain. There are no lawsuits to be afraid of. </text:span><text:span text:style-name="T68">Steal this</text:span><text:span text:style-name="T67">.</text:span><text:span text:style-name="T33"> If you care about me, you’ll leave my name on the baby </text:span><text:span text:style-name="T34">I gave you</text:span><text:span text:style-name="T33">, but if it makes you </text:span><text:span text:style-name="T52">feel</text:span><text:span text:style-name="T33"> better, if it would motivate you to use what I have here, you can forget I ever existed. Purge “David Webster” from everything if that’s what it takes for you to use it. </text:span><text:span text:style-name="T52">Just </text:span><text:span text:style-name="T50">don’t let this technology fade into obscurity.</text:span></text:p>
      <text:p text:style-name="P16"><text:span text:style-name="T1"/></text:p>
      <text:p text:style-name="P16"><text:span text:style-name="T1">I believe </text:span><text:span text:style-name="T5">that with CBAS </text:span><text:span text:style-name="T1">it is not only possible, but actually </text:span><text:span text:style-name="T47">easy</text:span><text:span text:style-name="T1"> for an individual programmer to not just compete with, but </text:span><text:span text:style-name="T5">completely outproduce</text:span><text:span text:style-name="T1"> a </text:span><text:span text:style-name="T6">ten-thousand employee software company</text:span><text:span text:style-name="T1"> in terms of net daily output, </text:span><text:span text:style-name="T6">probably only working 4 hours a day</text:span><text:span text:style-name="T37">.</text:span><text:span text:style-name="T1"> If this project were fully realized, </text:span><text:span text:style-name="T3">I believe </text:span><text:span text:style-name="T1">not only programming would be revolutionized, but </text:span><text:span text:style-name="T3">hopefully</text:span><text:span text:style-name="T1"> </text:span><text:span text:style-name="T37">every single major field of creative output</text:span><text:span text:style-name="T1">. </text:span><text:span text:style-name="T3">Education, too. </text:span></text:p>
      <text:p text:style-name="P16"><text:span text:style-name="T3"/></text:p>
      <text:p text:style-name="P6"><text:span text:style-name="T1">Surely you’re exaggerating?</text:span></text:p>
      <text:p text:style-name="P31"><text:span text:style-name="T23"/></text:p>
      <text:p text:style-name="P31"><text:span text:style-name="T23">These are the things which I believe CBAS can accomplish that would lead to the scenario I described:</text:span></text:p>
      <text:p text:style-name="P31"><text:span text:style-name="T23"/></text:p>
      <text:p text:style-name="P31"><text:span text:style-name="T23">1. A huge part of the difficulty of programming is the transition from your intuition/understanding to code. CBAS’s totally mutable syntax allows you to make syntax that </text:span><text:span text:style-name="T37">works the way you think</text:span><text:span text:style-name="T23">. You can design the abstractions, language features, and compiler infrastructure needed </text:span><text:span text:style-name="T37">to make the computer speak the way your intuition does</text:span><text:span text:style-name="T23">. This concept, taken to its extreme in every major creative field (which </text:span><text:span text:style-name="T37">will happen</text:span><text:span text:style-name="T23"> if software development is made easy enough) would enable every single creative person to be a “superman”.</text:span></text:p>
      <text:p text:style-name="P31"><text:span text:style-name="T23"/></text:p>
      <text:p text:style-name="P31"><text:span text:style-name="T23">2. CBAS’s extensible compiler infrastructure allows you to automate elements of software design instead of doing them yourself. Just as high level language compilers removed the need to decide which variables are stored in which registers and whether the “jnz” goes at the beginning or end of the loop, CBAS could enable you to automate parts of the software development process itself. The advancement of languages in this regard is currently retarde</text:span><text:span text:style-name="T24">d</text:span><text:span text:style-name="T23">. </text:span><text:span text:style-name="T24">Systems programmers are currently more focused on chaining </text:span><text:soft-page-break/><text:span text:style-name="T24">themselves into not writing memory errors or data races than they are on increasing productivity in programming.</text:span></text:p>
      <text:p text:style-name="P31"><text:span text:style-name="T23"/></text:p>
      <text:p text:style-name="P31"><text:span text:style-name="T23">3. CBAS’s in-language mutable backend makes the language universal. Once a backend for CBAS exists for “Platform X”, then all libraries written in CBAS can be used on Platform X. </text:span></text:p>
      <text:p text:style-name="P31"><text:span text:style-name="T23"/></text:p>
      <text:p text:style-name="P16"><text:span text:style-name="T1">Even </text:span><text:span text:style-name="T4">if CBAS</text:span><text:span text:style-name="T1"> is not this project itself which “sells” it to the world, the core ideas behind this project -the meta</text:span><text:span text:style-name="T3">cognitive and metaprogramming theory</text:span><text:span text:style-name="T1">- </text:span><text:span text:style-name="T3">are what makes this project special.</text:span></text:p>
      <text:p text:style-name="P16"><text:span text:style-name="T1"/></text:p>
      <text:p text:style-name="P16"><text:span text:style-name="T1">If you are someone skimming this project to see if it’s worth your time, </text:span><text:span text:style-name="T37">IT IS</text:span><text:span text:style-name="T1">. </text:span><text:span text:style-name="T3">This is worth every single waking moment of your free time.</text:span><text:span text:style-name="T1"> You’ve </text:span><text:span text:style-name="T3">found </text:span><text:span text:style-name="T1">a treasure trove beyond your wildest imagination. If you can </text:span><text:span text:style-name="T3">take what I have here and wrap it up in a box with a neat little bow and sell it</text:span><text:span text:style-name="T1">, you will be a billionaire. There will be countless generations of </text:span><text:span text:style-name="T3">incredibly productive creative</text:span><text:span text:style-name="T1"> people after you, singing </text:span><text:span text:style-name="T3">the</text:span><text:span text:style-name="T1"> high praises </text:span><text:span text:style-name="T3">of you and your work</text:span><text:span text:style-name="T1">.</text:span></text:p>
      <text:p text:style-name="P16"><text:span text:style-name="T1"/></text:p>
      <text:p text:style-name="P17"><text:span text:style-name="T1">Do you dream of humanity reaching the stars? Do you want to achieve immortality? Would you like to see it within 50 years? Would you like to be on your super-yacht </text:span><text:span text:style-name="T12">being served by sexy </text:span><text:span text:style-name="T13">genetically-engineered</text:span><text:span text:style-name="T12"> cat-girl waitresses </text:span><text:span text:style-name="T1">when you hear the news? </text:span><text:span text:style-name="T5">You are most likely going to be disappointed. </text:span><text:span text:style-name="T13">B</text:span><text:span text:style-name="T5">ut if you want </text:span><text:span text:style-name="T12">to try? This is your best shot.</text:span></text:p>
      <text:p text:style-name="P17"><text:span text:style-name="T1"/></text:p>
      <text:p text:style-name="P32"><text:span text:style-name="T1">Aren’t there lots of people working on things like this?</text:span></text:p>
      <text:p text:style-name="P30"><text:span text:style-name="T72">The short answer is no, the long answer is yes, </text:span><text:span text:style-name="T73">and some people even have ideas like CBAS,</text:span><text:span text:style-name="T72"> but actually no, </text:span><text:span text:style-name="T73">and nobody gets it</text:span><text:span text:style-name="T72">. Let me explain: </text:span>People are stupid. <text:span text:style-name="T74">We</text:span> live in a civilization which is so caught up in its own nonsense that it cannot figure out that men and women are not the same. Children are being raised by smartphones into a culture which believes pride is a virtue.</text:p>
      <text:p text:style-name="P30"/>
      <text:p text:style-name="P30">This period of history <text:span text:style-name="T69">(the 21</text:span><text:span text:style-name="T70">st</text:span><text:span text:style-name="T69"> century)</text:span> is special in that some clever people were able to get <text:span text:style-name="T53">a very small amount of work done to improve the world</text:span>. <text:span text:style-name="T69">This work was able to slowly accumulate over </text:span><text:span text:style-name="T72">time for the past few hundred years</text:span><text:span text:style-name="T69">.</text:span> <text:span text:style-name="T69">It </text:span><text:span text:style-name="T72">was</text:span><text:span text:style-name="T69"> </text:span><text:span text:style-name="T54">incredibly inefficient</text:span><text:span text:style-name="T38"> </text:span><text:span text:style-name="T69">and </text:span><text:span text:style-name="T54">extremely poorly directed</text:span><text:span text:style-name="T38"> </text:span><text:span text:style-name="T60">due to poor planning, low degrees of international cooperation, and political squabbling, </text:span><text:span text:style-name="T49">a fair bit of which was </text:span><text:span text:style-name="T51">instigated by the intelligentsia itself</text:span><text:span text:style-name="T60">. </text:span>The result of this <text:span text:style-name="T54">PATHETIC</text:span> amount of <text:span text:style-name="T54">poorly directed</text:span><text:span text:style-name="T38"> </text:span>effort under <text:span text:style-name="T48">extraordinarily taxing</text:span> conditions has been phenomenal in improving peoples lives <text:span text:style-name="T69">and changing the human condition. </text:span><text:span text:style-name="T71">In the past </text:span><text:span text:style-name="T75">century or so</text:span><text:span text:style-name="T71"> it has snowballed somewhat- improvements in education, communication, and computation have enabled us to work </text:span><text:span text:style-name="T40">slightly</text:span><text:span text:style-name="T71"> more effectively. </text:span><text:span text:style-name="T45">Twelve time almost-zero is still almost-zero, unfortunately.</text:span></text:p>
      <text:p text:style-name="P17"><text:span text:style-name="T1"/></text:p>
      <text:p text:style-name="P20"><text:span text:style-name="T40"/></text:p>
      <text:p text:style-name="P21"><text:span text:style-name="T55">That’s just obvious!</text:span><text:span text:style-name="T8"> You might think.</text:span></text:p>
      <text:p text:style-name="P26"><text:span text:style-name="T8">W</text:span><text:span text:style-name="T1">ell, maybe everybody knows, but that doesn’t actually line up with </text:span><text:span text:style-name="T37">what they do</text:span><text:span text:style-name="T1">. </text:span><text:span text:style-name="T9">Hardly anyone seems to lay it to heart, to think things through.</text:span></text:p>
      <text:p text:style-name="P20"><text:span text:style-name="T8"/></text:p>
      <text:p text:style-name="P26"><text:span text:style-name="T1">Are programmers focused on trying to </text:span><text:span text:style-name="T10">increase man’s intellectual output</text:span><text:span text:style-name="T1">? </text:span><text:span text:style-name="T17">Are they writing tools to try to make work easier for us? </text:span><text:span text:style-name="T1">Well, not really. The current fad is to get neural networks to </text:span><text:span text:style-name="T9">(pseudo)creatively</text:span><text:span text:style-name="T1"> regurgitate </text:span><text:span text:style-name="T9">(or hallucinate)</text:span><text:span text:style-name="T1"> </text:span><text:span text:style-name="T9">nonsense. Maybe it will become Skynet and kill all of us!</text:span><text:span text:style-name="T15"> It’s cute that it can </text:span><text:span text:style-name="T17">talk like a midwest girl and</text:span><text:span text:style-name="T15"> </text:span><text:span text:style-name="T10">draw pictures of your </text:span><text:span text:style-name="T17">waifu naked</text:span><text:span text:style-name="T10">. </text:span><text:span text:style-name="T42">Your best bet at </text:span><text:span text:style-name="T46">marrying</text:span><text:span text:style-name="T45"> her is to hear my plea.</text:span></text:p>
      <text:p text:style-name="P26"><text:span text:style-name="T9"/></text:p>
      <text:p text:style-name="P27"><text:span text:style-name="T1">There are some people trying to make </text:span><text:span text:style-name="T10">programming more accessible through </text:span><text:span text:style-name="T1">visual programming languages, but well </text:span><text:span text:style-name="T10">it hasn’t exactly succeeded. I believe I could probably make a visual programming language that could succeed, </text:span><text:span text:style-name="T14">and I’m prepared to do the work to develop a theory, </text:span><text:span text:style-name="T10">but I have deferred that work for now as I consider this more important. </text:span><text:span text:style-name="T41">Text-based programming languages </text:span><text:span text:style-name="T42">are the dynamo we can use to build the multimedia </text:span><text:span text:style-name="T43">sensory-stimulating cognition-maximizing</text:span><text:span text:style-name="T42"> programming </text:span><text:span text:style-name="T43">tools </text:span><text:span text:style-name="T42">that I figure will take over.</text:span></text:p>
      <text:p text:style-name="P27"><text:span text:style-name="T1"/></text:p>
      <text:p text:style-name="P27"><text:span text:style-name="T1">In the programming language arena, the primary focus of our greatest minds seems to be replacing C with some nanny </text:span><text:span text:style-name="T17">in the compiler</text:span><text:span text:style-name="T1"> that helps prevent you from writing bugs. </text:span><text:span text:style-name="T15">This is the thinking behind Typescript and Rust.</text:span><text:span text:style-name="T1"> </text:span><text:span text:style-name="T15">Security vulnerabilities are the latest “think of the children!” hot-button issue, </text:span><text:span text:style-name="T17">if for no other reason than they damage the bottom line of the companies programmers work for.</text:span></text:p>
      <text:p text:style-name="P27"><text:span text:style-name="T1"/></text:p>
      <text:p text:style-name="P27"><text:span text:style-name="T1">If </text:span><text:span text:style-name="T17">those dorks </text:span><text:span text:style-name="T1">actually thought about it they might realize that the REASON we’re writing these bugs is that we’re doing redundant and repetitive work that really should be automated using superior abstractions (ones that better capture the capabilities of the hardware and connect them to the creative faculties of man). </text:span><text:span text:style-name="T16">Some Rust people seem to almost get it, but well no not really, they</text:span><text:span text:style-name="T17"> believe they’re accomplishing this very thing with unions and lifetime annotations in Rust. </text:span></text:p>
      <text:p text:style-name="P18"><text:span text:style-name="T38"/></text:p>
      <text:p text:style-name="P28"><text:span text:style-name="T44">TLDR: </text:span><text:span text:style-name="T38">N</text:span><text:span text:style-name="T37">o.</text:span></text:p>
      <text:p text:style-name="P22"><text:span text:style-name="T66">You want the bottom line?</text:span><text:span text:style-name="T1"><text:line-break/>It’s really impressive that </text:span><text:span text:style-name="T5">the dim-witted football-addicted (American or European? Doesn’t matter) masses haven’t nuked all of us yet. </text:span><text:span text:style-name="T20">Nuclear weapons technology is only going to get “better”</text:span><text:span text:style-name="T25"> (read: </text:span><text:span text:style-name="T32">easier to produce, more widespread</text:span><text:span text:style-name="T25">, more potent, accessible to </text:span><text:span text:style-name="T26">J</text:span><text:span text:style-name="T25">oe-</text:span><text:span text:style-name="T27">schmoe</text:span><text:span text:style-name="T25"> tinpot dictator </text:span><text:span text:style-name="T27">or cult leader</text:span><text:span text:style-name="T25">) from here </text:span><text:span text:style-name="T27">on out </text:span><text:span text:style-name="T25">for the time being.</text:span></text:p>
      <text:p text:style-name="P19"><text:span text:style-name="T5"/></text:p>
      <text:p text:style-name="P19"><text:span text:style-name="T5">Luckily for the few people alive who think for themselves, the idiots seem to be too busy deciding whether or not men can become </text:span><text:span text:style-name="T17">wo</text:span><text:span text:style-name="T5">men and </text:span><text:span text:style-name="T17">convincing everyone that</text:span><text:span text:style-name="T5"> black power isn’t racist (but white power is) than starting world wars.</text:span></text:p>
      <text:p text:style-name="P19"><text:soft-page-break/><text:span text:style-name="T5"/></text:p>
      <text:p text:style-name="P23"><text:span text:style-name="T5">I</text:span><text:span text:style-name="T1">f you want to see a world where humanity is not chained below the Karman line in perpetual poverty suffering </text:span><text:span text:style-name="T6">from easily cured diseases </text:span><text:span text:style-name="T7">trying to make breathing illegal</text:span><text:span text:style-name="T6">,</text:span><text:span text:style-name="T1"> you have </text:span><text:span text:style-name="T6">e</text:span><text:span text:style-name="T1">ncountered my best </text:span><text:span text:style-name="T6">guess.</text:span></text:p>
      <text:p text:style-name="P18"><text:span text:style-name="T1"/></text:p>
      <text:p text:style-name="P24"><text:span text:style-name="T1">Should any competent programmer hear my plea, and ignore it? You have no need of me to write some sort of curse, </text:span><text:span text:style-name="T7">you know full well that what I have said is true. No amount of vain optimism will dim the facts I have presented before you. </text:span></text:p>
      <text:p text:style-name="P24"><text:span text:style-name="T7"/></text:p>
      <text:p text:style-name="P24"><text:span text:style-name="T7">Creative potential in man goes simultaneously underdeveloped and underutilized to a catastrophic and painful degree. Computers today are an </text:span><text:span text:style-name="T39">unusual opportunity</text:span><text:span text:style-name="T7"> to stop this. </text:span><text:span text:style-name="T11">Unless something changes in a very short period of time, we are pretty much doomed to self-destruct </text:span><text:span text:style-name="T18">before we could understand everything necessary to achieve immortality, or make your cat-girl wife dreams a reality.</text:span></text:p>
      <text:p text:style-name="P24"><text:span text:style-name="T7"/></text:p>
      <text:p text:style-name="P25"><text:span text:style-name="T11">Ignore my plea? </text:span><text:span text:style-name="T1">Go back to your miry swamp, you </text:span><text:span text:style-name="T11">shell of a man!</text:span><text:span text:style-name="T1"> Let me write no curse, your grandchildren’s own mouths will be the fountains of my hot displeasure reeking from beyond the grave. Their </text:span><text:span text:style-name="T8">uneducated and </text:span><text:span text:style-name="T1">addled minds will serve no purpose except to s</text:span><text:span text:style-name="T8">pew poorly formed political opinions and mock </text:span><text:span text:style-name="T10">everything you held dear</text:span><text:span text:style-name="T8">. </text:span><text:span text:style-name="T15">Your cat-girl wife won’t ever get to have sex with you, either. </text:span><text:span text:style-name="T18">Can you hear that? </text:span><text:span text:style-name="T46">Maybe she’s meowing for you.</text:span></text:p>
      <text:p text:style-name="P2">Introduction</text:p>
      <text:p text:style-name="P9">In order to understand what <text:span text:style-name="T37">Coder’s Basilisk</text:span><text:span text:style-name="T1"> is, you must first understand the rough architecture of a simple non-optimizing C compiler.</text:span></text:p>
      <text:p text:style-name="P9"><text:span text:style-name="T1"/></text:p>
      <text:p text:style-name="P9"><text:span text:style-name="T1">Such a C compiler has five stages- Lexing, Preprocessing, Parsing, Semantic Analysis, and Code generation.</text:span></text:p>
      <text:p text:style-name="P9"><text:span text:style-name="T1"/></text:p>
      <text:p text:style-name="P9"><text:span text:style-name="T1">In the first stage, </text:span><text:span text:style-name="T21">Lexing</text:span><text:span text:style-name="T1">, the raw bytes of the source code are turned into a series of “preprocessing tokens”. These “tokens” represent small bits of text like the keyword “int” or a variables name “myVariable”. </text:span></text:p>
      <text:p text:style-name="P9"><text:span text:style-name="T1"/></text:p>
      <text:p text:style-name="P9"><text:span text:style-name="T1">The preprocessing tokens are passed to the second stage, </text:span><text:span text:style-name="T21">Preprocessing</text:span><text:span text:style-name="T1">, which handles #include, #define, #ifdef and other such directives. Notably, #include may require additional code to be lexed.</text:span></text:p>
      <text:p text:style-name="P9"><text:span text:style-name="T1"/></text:p>
      <text:p text:style-name="P9"><text:span text:style-name="T1">Once the </text:span><text:span text:style-name="T37">compilation unit</text:span><text:span text:style-name="T1"> is completely lexed and preprocessed, the sequence of preprocessing tokens is handed to the third stage, </text:span><text:span text:style-name="T21">the Parser</text:span><text:span text:style-name="T1">.</text:span><text:span text:style-name="T37"> </text:span><text:span text:style-name="T1">The Parser recognizes the structure of the C code, detecting function declarations, expressions, statements, etcetera. <text:s/>The output of the parser is an “Abstract Syntax Tree” (AST) which is the understood structure of the code. This data structure is, as the name says, a tree. It is comprised of nodes with children and parents. As a crude example, you might have a “function” node with a set of “argument” children and a “body” node with statements as children, which themselves might have children (the “while” statement in C takes an expression and statement as children, for example). The parsing stage is where most syntax errors tend to occur. Nevertheless, some syntactical and semantic errors may escape this stage, meaning that there is typically a fourth stage...</text:span></text:p>
      <text:p text:style-name="P9"><text:span text:style-name="T1"/></text:p>
      <text:p text:style-name="P9"><text:span text:style-name="T21">Semantic Analysis</text:span><text:span text:style-name="T1">. <text:s/>Did you reference a variable that was never declared? Did you declare two labels in a function with the same name? Some of these types of errors may either be impractical or impossible to detect during parsing.</text:span></text:p>
      <text:p text:style-name="P9"><text:span text:style-name="T1"/></text:p>
      <text:p text:style-name="P9"><text:span text:style-name="T1">The AST is then passed to the </text:span><text:span text:style-name="T21">Code Generator</text:span><text:span text:style-name="T1">. </text:span><text:span text:style-name="T2">A Code generator will go through every node in the AST and attempt to generate code for it, typically generating code for children first and then incorporating it into the parents’ code. In a simple non-optimizing compiler this will typically be Assembly language which can be passed to an assembler, Machine code which can be executed, or some portable bytecode.</text:span></text:p>
      <text:p text:style-name="P10"><text:span text:style-name="T1"/></text:p>
      <text:p text:style-name="P11"><text:span text:style-name="T1">In your typical C programming workflow, the code generator’s tangible output will be the contents of a “.o” (dot o) file, which needs to be processed further to produce a Windows </text:span><text:soft-page-break/><text:span text:style-name="T1">Dynamically Linked Library (.dll), Linux Shared Object (.so), Windows Portable Executable (EXE) file, or a Linux ELF (no extension, typically).</text:span></text:p>
      <text:p text:style-name="P11"><text:span text:style-name="T1">Lots of compilers allow you to skip the “.o” file step and directly compile an executable or shared object, which is extremely handy.</text:span></text:p>
      <text:p text:style-name="P11"><text:span text:style-name="T1"/></text:p>
      <text:p text:style-name="P12">If anything I explained here is unfamiliar or confusing to you, I suggest you stop right now and go watch some videos explaining how compilers work and come back. </text:p>
      <text:p text:style-name="P12"><text:span text:style-name="T1"/></text:p>
      <text:p text:style-name="P13"><text:span text:style-name="T1">CBAS is at its core a systems programming language much like C- it emphasizes number crunching, pointer dereferencing and byte shuffling just like C does. However it is unique in that its syntax is mutable and so is its code generator. This is achieve</text:span></text:p>
      <text:p text:style-name="P12"><text:span text:style-name="T1"/></text:p>
      <text:p text:style-name="P12"><text:span text:style-name="T1">When using CBAS, you pass in one (1) “main file” as an argument to the CBAS tool.</text:span></text:p>
      <text:p text:style-name="P12"><text:span text:style-name="T1"/></text:p>
      <text:p text:style-name="P12"><text:span text:style-name="T1">i.e.</text:span></text:p>
      <text:p text:style-name="P12"><text:span text:style-name="T1"/></text:p>
      <text:p text:style-name="P35"><text:span text:style-name="T1">cbas main.cbas</text:span></text:p>
      <text:p text:style-name="P12"><text:span text:style-name="T1"/></text:p>
      <text:p text:style-name="P12"><text:span text:style-name="T1">This file is lexed and preprocessed completely (along with all #include directives). In the source code of the original project, all this is done in “ctok.c”.</text:span></text:p>
      <text:p text:style-name="P12"><text:span text:style-name="T1"/></text:p>
      <text:p text:style-name="P12"><text:span text:style-name="T1">The result of lexing and preprocessing is a series of “tokens” (much like C preprocessing tokens) which represent “atoms” of the CBAS language. This series of tokens is stored in a giant singly-linked list which shall be called the “Token List”.</text:span></text:p>
      <text:p text:style-name="P12"><text:span text:style-name="T1"/></text:p>
      <text:p text:style-name="P12"><text:span text:style-name="T1">The token list is passed to the Parser, which is about 50% of CBAS’s “secret sauce”.</text:span></text:p>
      <text:p text:style-name="P12"><text:span text:style-name="T1"/></text:p>
      <text:p text:style-name="P12"><text:span text:style-name="T1">The parser in CBAS creates the AST, which is organized into a series of “global symbols” (type declarations, functions, methods, global variables). </text:span>This is roughly how a C compiler would do it, too.<text:span text:style-name="T1"> Global symbols can have “qualifiers” attached to them, some of which you may be familiar with and be able to guess fairly accurately how they work if you’ve ever used C (such as public, atomic, volatile, and static) and some of which you may not be familiar with and have no idea what they do (noexport, predecl, pure). The tricky <text:s/>one you need to understand right now is </text:span><text:span text:style-name="T65">codegen</text:span><text:span text:style-name="T23">.</text:span></text:p>
      <text:p text:style-name="P12"><text:span text:style-name="T23"/></text:p>
      <text:p text:style-name="P12"><text:span text:style-name="T23">If a function, method, or global variable has the qualifier “codegen” then it is meant to </text:span><text:span text:style-name="T56">extend the compiler</text:span><text:span text:style-name="T23">. Its primary purpose is to </text:span><text:span text:style-name="T19">assist in code generation</text:span><text:span text:style-name="T23">. It is only meant to exist at </text:span><text:span text:style-name="T19">compile time</text:span><text:span text:style-name="T23">.</text:span></text:p>
      <text:p text:style-name="P12"><text:span text:style-name="T23"/></text:p>
      <text:p text:style-name="P12"><text:span text:style-name="T23">When you declare a variable, function, or method “codegen” you are </text:span><text:span text:style-name="T22">not</text:span><text:span text:style-name="T28"> writing code which will be present in the final output of the compiler. You are adding variables, </text:span><text:soft-page-break/><text:span text:style-name="T28">functions, and methods to </text:span><text:span text:style-name="T35">the compiler itself</text:span><text:span text:style-name="T28">. The lifetime of variables, functions, and methods declared “</text:span><text:span text:style-name="T63">codegen</text:span><text:span text:style-name="T28">” is </text:span><text:span text:style-name="T35">compilation time</text:span><text:span text:style-name="T28">. </text:span></text:p>
      <text:p text:style-name="P12"><text:span text:style-name="T28"/></text:p>
      <text:p text:style-name="P12"><text:span text:style-name="T28">Because of this, you may not mix codegen and non-codegen code, with very few exceptions. For instance, you </text:span><text:span text:style-name="T57">may not</text:span><text:span text:style-name="T28">* reference a codegen variable inside a function that is not declared codegen, nor the other way around.</text:span></text:p>
      <text:p text:style-name="P33"><text:span text:style-name="T61">*</text:span><text:span text:style-name="T28"> You can access the value of a codegen variable at the time a constant expression’s value is evaluated. There are some other minor exceptions along these lines.</text:span></text:p>
      <text:p text:style-name="P33"><text:span text:style-name="T61"/></text:p>
      <text:p text:style-name="P33"><text:span text:style-name="T61">Now that you know about codegen variables and code, you might ask “How do we use them?” </text:span><text:span text:style-name="T62">When does the compiler ever call codegen functions or use our codegen variables?</text:span></text:p>
      <text:p text:style-name="P12"><text:span text:style-name="T28"/></text:p>
      <text:p text:style-name="P12"><text:span text:style-name="T28">Well, by default, it doesn’t. We’ll get there.</text:span></text:p>
      <text:p text:style-name="P12"><text:span text:style-name="T28"/></text:p>
      <text:p text:style-name="P12"><text:span text:style-name="T28">During parsing, CBAS looks regularly for the presence of an at sign (@) in the code. The at sign is the </text:span><text:span text:style-name="T35">metaprogramming operator</text:span><text:span text:style-name="T28">. If it finds an @ sign followed by an identifier </text:span><text:span text:style-name="T29">(Sorry, no @9)</text:span><text:span text:style-name="T28">, something magic happens.</text:span></text:p>
      <text:p text:style-name="P12"><text:span text:style-name="T28"/></text:p>
      <text:p text:style-name="P12"><text:span text:style-name="T28">Let’s say that somewhere in our code (at a position where the tool knows to check for it- it can’t just be anywhere) we have “</text:span><text:span text:style-name="T63">@fred</text:span><text:span text:style-name="T28">”. When the parser reaches </text:span><text:span text:style-name="T63">@fred</text:span><text:span text:style-name="T28">, it will look for a codegen function called “</text:span><text:span text:style-name="T64">parsehook_</text:span><text:span text:style-name="T63">fred</text:span><text:span text:style-name="T28">” taking zero arguments and returning </text:span><text:span text:style-name="T29">nothing</text:span><text:span text:style-name="T28">.</text:span></text:p>
      <text:p text:style-name="P12"><text:span text:style-name="T28"/></text:p>
      <text:p text:style-name="P13"><text:span text:style-name="T28">If such a function exists (it is an error otherwise) it will be called.</text:span></text:p>
      <text:p text:style-name="P13"><text:span text:style-name="T28"/></text:p>
      <text:p text:style-name="P13"><text:span text:style-name="T28">The way this is described in speech is that parsing has been “taken over” by fred. You have “hooked the parser with parsehook fred”. </text:span></text:p>
      <text:p text:style-name="P13"><text:span text:style-name="T28"/></text:p>
      <text:p text:style-name="P13"><text:span text:style-name="T28">The exact capabilities of compiletime CBAS, and how they are accessed will be discussed later, but you need to understand that it can basically do almost anything that C can do. You could write whole programs in it (which is how the language was originally tested).</text:span></text:p>
      <text:p text:style-name="P13"><text:span text:style-name="T28"/></text:p>
      <text:p text:style-name="P13"><text:span text:style-name="T28">Once called, fred has control over </text:span><text:span text:style-name="T30">much of the compiler’s internal state, including</text:span><text:span text:style-name="T28"> the state of the token list, unrestricted access to the AST, malloc/free, the arguments passed to the </text:span><text:span text:style-name="T63">cbas</text:span><text:span text:style-name="T28"> tool, and a myriad of other minutae. </text:span><text:span text:style-name="T30">It can even read and write files.</text:span><text:span text:style-name="T28"> </text:span><text:span text:style-name="T63">codegen</text:span><text:span text:style-name="T28"> code is stored </text:span><text:span text:style-name="T57">and executed</text:span><text:span text:style-name="T28"> as a compressed version of the AST (which is why it’s so slow). Parsehooks can do pretty much anything userland C can do, save that the system interface is reduced and tuned specifically for the compilation process. </text:span></text:p>
      <text:p text:style-name="P13"><text:span text:style-name="T28"/></text:p>
      <text:p text:style-name="P13"><text:span text:style-name="T28">The primary use case of parsehook invocations, in practice, is to </text:span><text:span text:style-name="T57">add and remove tokens from the token list</text:span><text:span text:style-name="T28">. This is a microcosm of the process of compilation itself, and so such </text:span><text:soft-page-break/><text:span text:style-name="T28">parsehooks can be thought of as being compilers in their own right.</text:span><text:span text:style-name="T57"> </text:span><text:span text:style-name="T59">We’re compiling while we compile. Don’t you love recursion?</text:span></text:p>
      <text:p text:style-name="P13"><text:span text:style-name="T28"/></text:p>
      <text:p text:style-name="P13"><text:span text:style-name="T28"/></text:p>
      <text:p text:style-name="P14"><text:span text:style-name="T28">Parsehooks typically implement either a macro, a new tidbit of syntax or a Domain Specific Language (DSL). One of the original </text:span><text:span text:style-name="T31">purposes for the</text:span><text:span text:style-name="T28"> parsehook was that you could write entirely new programming languages and implement them cleanly inside of CBAS. </text:span><text:span text:style-name="T58">This has been done to an extent, but not fully realized</text:span><text:span text:style-name="T30">.</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ecause We Learn" svg:font-family="'Because We Learn'" style:font-pitch="variable"/>
    <style:font-face style:name="Beteckna" svg:font-family="Beteckna" style:font-pitch="variable"/>
    <style:font-face style:name="Blankenburg_UNZ1A" svg:font-family="Blankenburg_UNZ1A" style:font-pitch="variable"/>
    <style:font-face style:name="Courier Prime" svg:font-family="'Courier Prime'" style:font-pitch="variable"/>
    <style:font-face style:name="Cousine" svg:font-family="Cousine" style:font-family-generic="modern" style:font-pitch="fixed"/>
    <style:font-face style:name="DejaVu Sans" svg:font-family="'DejaVu Sans'" style:font-family-generic="swiss" style:font-pitch="variable"/>
    <style:font-face style:name="DejaVu Sans Mono" svg:font-family="'DejaVu Sans Mono'" style:font-family-generic="modern" style:font-pitch="fixed"/>
    <style:font-face style:name="FontAwesome" svg:font-family="FontAwesome" style:font-pitch="variable"/>
    <style:font-face style:name="FreeSans" svg:font-family="FreeSans" style:font-family-generic="swiss"/>
    <style:font-face style:name="FreeSans1" svg:font-family="FreeSans" style:font-family-generic="system" style:font-pitch="variable"/>
    <style:font-face style:name="FreeSerif" svg:font-family="Free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anumSquare" svg:font-family="NanumSquare"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uted Gothic Narrow" svg:font-family="'Routed Gothic Narrow'" style:font-family-generic="swiss" style:font-pitch="variable"/>
    <style:font-face style:name="Time Roman" svg:font-family="'Time Roman'" style:font-pitch="variable"/>
    <style:font-face style:name="Tinos" svg:font-family="Tinos" style:font-pitch="variable"/>
    <style:font-face style:name="URW Bookman" svg:font-family="'URW Bookman'" style:font-pitch="variable"/>
    <style:font-face style:name="okolaks" svg:font-family="okolak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office:automatic-styles>
  <office:master-styles>
    <style:master-page style:name="Standard" style:page-layout-name="Mpm1">
      <style:footer>
        <text:p text:style-name="Footer"><text:page-number text:select-page="current">1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9T00:10:43.838023401</meta:creation-date>
    <dc:date>2024-06-19T04:24:53.015695036</dc:date>
    <meta:editing-duration>PT4H14M</meta:editing-duration>
    <meta:editing-cycles>27</meta:editing-cycles>
    <meta:generator>LibreOffice/7.4.7.2$Linux_X86_64 LibreOffice_project/40$Build-2</meta:generator>
    <meta:document-statistic meta:table-count="0" meta:image-count="0" meta:object-count="0" meta:page-count="11" meta:paragraph-count="71" meta:word-count="2928" meta:character-count="17277" meta:non-whitespace-character-count="14407"/>
  </office:meta>
</office:document-meta>
</file>